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72ea" officeooo:paragraph-rsid="001f3c6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472ea" officeooo:paragraph-rsid="001f3c6d"/>
    </style:style>
    <style:style style:name="P3" style:family="paragraph" style:parent-style-name="Standard">
      <style:paragraph-properties fo:text-align="justify" style:justify-single-word="false"/>
      <style:text-properties fo:font-size="11pt" officeooo:rsid="000496bd" officeooo:paragraph-rsid="001f3c6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534b6" officeooo:paragraph-rsid="001f3c6d" style:font-size-asian="9.60000038146973pt" style:font-size-complex="11pt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212c37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f3c6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229159" style:font-size-asian="9.60000038146973pt" style:font-size-complex="11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264f17" style:font-size-asian="9.60000038146973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officeooo:rsid="000534b6" officeooo:paragraph-rsid="001f3c6d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0534b6" officeooo:paragraph-rsid="002a06fb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534b6" officeooo:paragraph-rsid="001f3c6d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officeooo:rsid="000534b6" officeooo:paragraph-rsid="001f3c6d"/>
    </style:style>
    <style:style style:name="T1" style:family="text">
      <style:text-properties officeooo:rsid="00088715"/>
    </style:style>
    <style:style style:name="T2" style:family="text">
      <style:text-properties officeooo:rsid="0006d8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96bd" style:font-weight-asian="bold" style:font-weight-complex="bold"/>
    </style:style>
    <style:style style:name="T5" style:family="text">
      <style:text-properties fo:font-size="11pt" officeooo:rsid="000496bd" style:font-size-asian="11pt" style:font-size-complex="11pt"/>
    </style:style>
    <style:style style:name="T6" style:family="text">
      <style:text-properties fo:font-size="11pt" officeooo:rsid="001ff14e" style:font-size-asian="11pt" style:font-size-complex="11pt"/>
    </style:style>
    <style:style style:name="T7" style:family="text">
      <style:text-properties fo:font-size="11pt" officeooo:rsid="00008a70" style:font-size-asian="9.60000038146973pt" style:font-size-complex="11pt"/>
    </style:style>
    <style:style style:name="T8" style:family="text">
      <style:text-properties fo:font-size="11pt" officeooo:rsid="000c8cd7" style:font-size-asian="9.60000038146973pt" style:font-size-complex="11pt"/>
    </style:style>
    <style:style style:name="T9" style:family="text">
      <style:text-properties fo:font-size="11pt" officeooo:rsid="000496bd" style:font-size-asian="9.60000038146973pt" style:font-size-complex="11pt"/>
    </style:style>
    <style:style style:name="T10" style:family="text">
      <style:text-properties fo:font-size="11pt" officeooo:rsid="000534b6" style:font-size-asian="9.60000038146973pt" style:font-size-complex="11pt"/>
    </style:style>
    <style:style style:name="T11" style:family="text">
      <style:text-properties fo:font-size="11pt" officeooo:rsid="000c1298" style:font-size-asian="9.60000038146973pt" style:font-size-complex="11pt"/>
    </style:style>
    <style:style style:name="T12" style:family="text">
      <style:text-properties fo:font-size="11pt" officeooo:rsid="001ff14e" style:font-size-asian="9.60000038146973pt" style:font-size-complex="11pt"/>
    </style:style>
    <style:style style:name="T13" style:family="text">
      <style:text-properties fo:font-size="11pt" officeooo:rsid="00212c37" style:font-size-asian="9.60000038146973pt" style:font-size-complex="11pt"/>
    </style:style>
    <style:style style:name="T14" style:family="text">
      <style:text-properties fo:font-size="11pt" officeooo:rsid="0021a146" style:font-size-asian="9.60000038146973pt" style:font-size-complex="11pt"/>
    </style:style>
    <style:style style:name="T15" style:family="text">
      <style:text-properties fo:font-size="11pt" officeooo:rsid="00229159" style:font-size-asian="9.60000038146973pt" style:font-size-complex="11pt"/>
    </style:style>
    <style:style style:name="T16" style:family="text">
      <style:text-properties officeooo:rsid="00074c86"/>
    </style:style>
    <style:style style:name="T17" style:family="text">
      <style:text-properties officeooo:rsid="000496bd"/>
    </style:style>
    <style:style style:name="T18" style:family="text">
      <style:text-properties officeooo:rsid="001ff14e"/>
    </style:style>
    <style:style style:name="T19" style:family="text">
      <style:text-properties officeooo:rsid="00229159"/>
    </style:style>
    <style:style style:name="T20" style:family="text">
      <style:text-properties officeooo:rsid="000534b6"/>
    </style:style>
    <style:style style:name="T21" style:family="text">
      <style:text-properties officeooo:rsid="00246768"/>
    </style:style>
    <style:style style:name="T22" style:family="text">
      <style:text-properties officeooo:rsid="0028137f"/>
    </style:style>
    <style:style style:name="T23" style:family="text">
      <style:text-properties officeooo:rsid="002992c5"/>
    </style:style>
    <style:style style:name="T24" style:family="text">
      <style:text-properties officeooo:rsid="002a06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del Juego de Prueba<text:span text:style-name="T1">s</text:span> <text:span text:style-name="T2">de la clase '</text:span><text:span text:style-name="T18">afinidad</text:span><text:span text:style-name="T2">.java'</text:span></text:p>
      <text:p text:style-name="P2"/>
      <text:p text:style-name="P2"/>
      <text:p text:style-name="P2">• <text:span text:style-name="T3">Obj</text:span><text:span text:style-name="T4">eto de la prueba: </text:span><text:span text:style-name="T5">Este juego de pruebas engloba la clase </text:span><text:span text:style-name="T6">afinidad</text:span><text:span text:style-name="T5">.</text:span></text:p>
      <text:p text:style-name="P3">Dicha clase representa <text:span text:style-name="T18">las afinidades de los simbolos</text:span>. Su uso se basa en tener <text:span text:style-name="T16">almacenado </text:span><text:span text:style-name="T18">una matriz de afinidades de todos los simbolos</text:span>, para después poder acceder a <text:span text:style-name="T16">él</text:span>, ya sea para consultarlo o para su modificación.</text:p>
      <text:p text:style-name="P2"/>
      <text:p text:style-name="P2">• <text:span text:style-name="T3">Otros elementos integrados en la prueba:</text:span><text:span text:style-name="T17"> </text:span><text:span text:style-name="T7">Se ha crado el archivo de compilación y ejecución 'Makefile'. Con sólo teclear 'make' se compilará y ejecutará la clase </text:span><text:span text:style-name="T8">con</text:span><text:span text:style-name="T7"> el juego de pruebas.</text:span></text:p>
      <text:p text:style-name="P2"/>
      <text:p text:style-name="P2">• <text:span text:style-name="T3">Drivers:</text:span> <text:span text:style-name="T9">Se ha creado el driver “driver</text:span><text:span text:style-name="T12">Afinidad</text:span><text:span text:style-name="T9">.java” para probar el correcto funcionamiento de la clase. En él </text:span><text:span text:style-name="T10">se ha</text:span><text:span text:style-name="T9"> creado la función 'main' para que se prueben todas </text:span><text:span text:style-name="T11">sus </text:span><text:span text:style-name="T9">funcionalidades. Cuando se ejecuta el driver, salen enumeradas todos los métodos que te permite hacer la clase.</text:span></text:p>
      <text:p text:style-name="P2"/>
      <text:p text:style-name="P2">• <text:span text:style-name="T3">Stubs:</text:span> <text:span text:style-name="T9">No </text:span><text:span text:style-name="T10">se han</text:span><text:span text:style-name="T9"> creado stubs para esta clase.</text:span></text:p>
      <text:p text:style-name="P2"/>
      <text:p text:style-name="P2">• <text:span text:style-name="T3">Fichero de datos necesario:</text:span><text:span text:style-name="T17"> </text:span><text:span text:style-name="T9">En el archivo “driver</text:span><text:span text:style-name="T13">Afinidad</text:span><text:span text:style-name="T9">.in” están los datos necesarios para probar la clase desde un archivo. En éste se prueban que todas las funcionalidades de la clase funcionen correctamente. En el código </text:span><text:span text:style-name="T10">se han</text:span><text:span text:style-name="T9"> puesto excepciones de posibles errores, que informaran de ellos si es debido el caso.</text:span></text:p>
      <text:p text:style-name="P2"/>
      <text:p text:style-name="P2">•<text:span text:style-name="T3"> Valores estudiados:</text:span><text:span text:style-name="T17"> </text:span><text:span text:style-name="T9">Básicamente </text:span><text:span text:style-name="T10">se han</text:span><text:span text:style-name="T9"> puesto valores aleatorios para hacer la prueba de esta clase. </text:span></text:p>
      <text:list xml:id="list4727780511" text:style-name="L1">
        <text:list-item>
          <text:p text:style-name="P5"><text:span text:style-name="T9">La primera funcionalidad es la de crear un </text:span><text:span text:style-name="T13">afinidad</text:span><text:span text:style-name="T9"> por defecto, es</text:span><text:span text:style-name="T13">t</text:span><text:span text:style-name="T9">e m</text:span><text:span text:style-name="T10">é</text:span><text:span text:style-name="T9">todo </text:span><text:span text:style-name="T13">se le pasa un parametro de entrada que sera la mida de la matriz. </text:span><text:span text:style-name="T9">Aqui </text:span><text:span text:style-name="T10">se puede entrar</text:span><text:span text:style-name="T9"> cualquier </text:span><text:span text:style-name="T13">'int'</text:span><text:span text:style-name="T9"> por lo que en los juegos de prueba </text:span><text:span text:style-name="T10">se usa</text:span><text:span text:style-name="T9"> la </text:span><text:span text:style-name="T14">mida '4'</text:span><text:span text:style-name="T9">.</text:span></text:p>
        </text:list-item>
        <text:list-item>
          <text:p text:style-name="P6"><text:span text:style-name="T9">La segunda funcionalidades la de </text:span><text:span text:style-name="T15">insertar una afinidad a partir de una posicion de la matriz 'int' I y 'int j y el valor de la afinida que tomara esa posición </text:span><text:span text:style-name="T9">. Aqui </text:span><text:span text:style-name="T10">se puede entrar</text:span><text:span text:style-name="T9"> cualquier </text:span><text:span text:style-name="T15">valor de 'i' y 'j' siempre que cumplan que <text:s/>0 &lt;= i, j &lt; mida de la matriz y cuaquier valor de similitud.</text:span></text:p>
        </text:list-item>
        <text:list-item>
          <text:p text:style-name="P7">La tercera funonalidad es la de <text:s/><text:span text:style-name="T19">consultar una afinidad a partir de una posicion de la matriz 'int' I y 'int' j</text:span>. Aqui <text:span text:style-name="T20">se puede entrar</text:span> cualquier <text:span text:style-name="T19">valor de 'i' y 'j' siempre que cumplan que <text:s/>0 &lt;= i, j &lt; mida de la matriz.</text:span></text:p>
        </text:list-item>
        <text:list-item>
          <text:p text:style-name="P8">La cuarta funcionalidad es la de <text:span text:style-name="T21">escribir la matriz de afinidades, </text:span><text:span text:style-name="T23">que sacara por pantalla la matriz de afinidades</text:span>. <text:span text:style-name="T22">P</text:span>or lo que sólo <text:span text:style-name="T20">se</text:span> ejecuta ese m<text:span text:style-name="T20">é</text:span>todo sin ningun otro parámetro de entrada.</text:p>
          <text:p text:style-name="P9"/>
        </text:list-item>
      </text:list>
      <text:p text:style-name="P2"/>
      <text:p text:style-name="P2">•<text:span text:style-name="T3"> Operativa:</text:span> <text:span text:style-name="T10">El funcionamiento del ejecutable se basa en la repetida introducción de números y seguidamente de los datos con los que se quieran operar. Cuando se ejecuta, </text:span><text:span text:style-name="T11">aparecen</text:span><text:span text:style-name="T10"> por pantalla todos los métodos de la clase: </text:span></text:p>
      <text:p text:style-name="P4"/>
      <text:p text:style-name="P4">Elige una opicion:</text:p>
      <text:p text:style-name="P10"><text:span text:style-name="T24"><text:s text:c="10"/>1) afinidad(int mida)");</text:span></text:p>
      <text:p text:style-name="P10"><text:span text:style-name="T24"><text:s text:c="10"/>2) insertarAfinidad(int i,int j,double afinidad)");</text:span></text:p>
      <text:p text:style-name="P10"><text:span text:style-name="T24"><text:s text:c="10"/>3) consultarAfinidad(int i,int j)");</text:span></text:p>
      <text:p text:style-name="P10"><text:span text:style-name="T24"><text:s text:c="10"/>4) escribirMatriz()");</text:span></text:p>
      <text:p text:style-name="P10"><text:span text:style-name="T24"><text:s text:c="10"/>0) Salir");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8T11:31:15</meta:creation-date>
    <dc:date>2014-05-08T11:57:08</dc:date>
    <meta:editing-duration>PT22M30S</meta:editing-duration>
    <meta:editing-cycles>11</meta:editing-cycles>
    <meta:generator>LibreOffice/3.6$Linux_x86 LibreOffice_project/360m1$Build-304</meta:generator>
    <meta:document-statistic meta:table-count="0" meta:image-count="0" meta:object-count="0" meta:page-count="1" meta:paragraph-count="19" meta:word-count="460" meta:character-count="2673" meta:non-whitespace-character-count="2181"/>
  </office:meta>
</office:document-meta>
</file>